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"/>
    <style:style style:name="ce2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/>
    <style:style style:name="ce5" style:family="table-cell" style:parent-style-name="Default" style:data-style-name="N104"/>
    <style:style style:name="ce6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umber </text:p>
          </table:table-cell>
          <table:table-cell office:value-type="string" calcext:value-type="string">
            <text:p>Cost of books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et cost</text:p>
          </table:table-cell>
          <table:table-cell office:value-type="string" calcext:value-type="string">
            <text:p>Cost per boo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2]*(1-[.C2])" office:value-type="float" office:value="8" calcext:value-type="float">
            <text:p>8</text:p>
          </table:table-cell>
          <table:table-cell table:formula="of:=[.D2]/[.A2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5" calcext:value-type="float">
            <text:p>0.05</text:p>
          </table:table-cell>
          <table:table-cell table:formula="of:=[.B3]*(1-[.C3])" office:value-type="float" office:value="15.2" calcext:value-type="float">
            <text:p>15.2</text:p>
          </table:table-cell>
          <table:table-cell table:formula="of:=[.D3]/[.A3]" office:value-type="float" office:value="7.6" calcext:value-type="float">
            <text:p>7.6</text:p>
          </table:table-cell>
          <table:table-cell table:formula="of:=[.E2]-[.E3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[.B4]*(1-[.C4])" office:value-type="float" office:value="21.6" calcext:value-type="float">
            <text:p>21.6</text:p>
          </table:table-cell>
          <table:table-cell table:formula="of:=[.D4]/[.A4]" office:value-type="float" office:value="7.2" calcext:value-type="float">
            <text:p>7.2</text:p>
          </table:table-cell>
          <table:table-cell table:formula="of:=[.E3]-[.E4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B5]*(1-[.C5])" office:value-type="float" office:value="25.6" calcext:value-type="float">
            <text:p>25.6</text:p>
          </table:table-cell>
          <table:table-cell table:formula="of:=[.D5]/[.A5]" office:value-type="float" office:value="6.4" calcext:value-type="float">
            <text:p>6.4</text:p>
          </table:table-cell>
          <table:table-cell table:formula="of:=[.E4]-[.E5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table:formula="of:=[.B6]*(1-[.C6])" office:value-type="float" office:value="30" calcext:value-type="float">
            <text:p>30</text:p>
          </table:table-cell>
          <table:table-cell table:formula="of:=[.D6]/[.A6]" office:value-type="float" office:value="6" calcext:value-type="float">
            <text:p>6</text:p>
          </table:table-cell>
          <table:table-cell table:formula="of:=[.E5]-[.E6]" office:value-type="float" office:value="0.4" calcext:value-type="float">
            <text:p>0.4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4+1=29.6</text:p>
          </table:table-cell>
          <table:table-cell table:formula="of:=[.D4]+[.D2]" office:value-type="float" office:value="29.6" calcext:value-type="float">
            <text:p>29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+2=36.8</text:p>
          </table:table-cell>
          <table:table-cell table:formula="of:=[.D4]+[.D3]" office:value-type="float" office:value="36.8" calcext:value-type="float">
            <text:p>36.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+3=</text:p>
          </table:table-cell>
          <table:table-cell table:formula="of:=[.D6]+[.D4]" office:value-type="float" office:value="51.6" calcext:value-type="float">
            <text:p>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+4=</text:p>
          </table:table-cell>
          <table:table-cell table:formula="of:=[.D5]+[.D5]" office:value-type="float" office:value="51.2" calcext:value-type="float">
            <text:p>51.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3+1</text:p>
          </table:table-cell>
          <table:table-cell table:formula="of:=[.D4]+[.D2]" office:value-type="float" office:value="29.6" calcext:value-type="float">
            <text:p>29.6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2+2</text:p>
          </table:table-cell>
          <table:table-cell table:formula="of:=[.D3]+[.D3]" office:value-type="float" office:value="30.4" calcext:value-type="float">
            <text:p>30.4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ss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book to first allowable set with less than 4 boo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no allowable set, start new 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s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y sets with single book, are combined with first allowable set (which must have 4 items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no sets with a single book that could be combined into another 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=&gt; no x, n (n&gt;1, x&lt;4) where x+n possible</text:p>
          </table:table-cell>
          <table:table-cell/>
          <table:table-cell office:value-type="string" calcext:value-type="string">
            <text:p>Row 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=&gt; no x, 1 where x+1 possible</text:p>
          </table:table-cell>
          <table:table-cell/>
          <table:table-cell office:value-type="string" calcext:value-type="string">
            <text:p>Row 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=&gt; sets are valid</text:p>
          </table:table-cell>
          <table:table-cell/>
          <table:table-cell office:value-type="string" calcext:value-type="string">
            <text:p>Row 23</text:p>
          </table:table-cell>
          <table:table-cell table:number-columns-repeated="6"/>
        </table:table-row>
      </table:table>
      <table:table table:name="Sheet2" table:style-name="ta1">
        <table:table-column table:style-name="co3" table:number-columns-repeated="4" table:default-cell-style-name="Default"/>
        <table:table-column table:style-name="co3" table:number-columns-repeated="2" table:default-cell-style-name="ce3"/>
        <table:table-column table:style-name="co3" table:default-cell-style-name="ce4"/>
        <table:table-column table:style-name="co3" table:number-columns-repeated="2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ce6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Total</text:p>
          </table:table-cell>
          <table:table-cell/>
          <table:table-cell table:style-name="Default" office:value-type="string" calcext:value-type="string">
            <text:p>Before</text:p>
          </table:table-cell>
          <table:table-cell table:style-name="Default" table:number-columns-repeated="2"/>
          <table:table-cell office:value-type="string" calcext:value-type="string">
            <text:p>After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8*[.A2]*(1-[.B2])" office:value-type="currency" office:currency="GBP" office:value="0" calcext:value-type="currency">
            <text:p>£0.00</text:p>
          </table:table-cell>
          <table:table-cell/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Cost</text:p>
          </table:table-cell>
          <table:table-cell table:style-name="Default"/>
          <table:table-cell table:style-name="Default" office:value-type="string" calcext:value-type="string">
            <text:p>Pass 1</text:p>
          </table:table-cell>
          <table:table-cell table:style-name="Default" office:value-type="string" calcext:value-type="string">
            <text:p>Pass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8*[.A3]*(1-[.B3])" office:value-type="currency" office:currency="GBP" office:value="8" calcext:value-type="currency">
            <text:p>£8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VLOOKUP([.E3]; [.$A$2:.$C$7]; 3) + VLOOKUP([.F3];[.$A$2:.$C$7]; 3)" office:value-type="currency" office:currency="GBP" office:value="16" calcext:value-type="currency">
            <text:p>£16.00</text:p>
          </table:table-cell>
          <table:table-cell table:formula="of:=[.E3]-1" office:value-type="float" office:value="0" calcext:value-type="float">
            <text:p>0</text:p>
          </table:table-cell>
          <table:table-cell table:formula="of:=[.F3]+1" office:value-type="float" office:value="2" calcext:value-type="float">
            <text:p>2</text:p>
          </table:table-cell>
          <table:table-cell table:formula="of:=VLOOKUP([.H3]; [.$A$2:.$C$7]; 3) + VLOOKUP([.I3];[.$A$2:.$C$7]; 3)" office:value-type="currency" office:currency="GBP" office:value="15.2" calcext:value-type="currency">
            <text:p>£15.20</text:p>
          </table:table-cell>
          <table:table-cell table:formula="of:=[.G3]-[.J3]" office:value-type="currency" office:currency="GBP" office:value="0.800000000000001" calcext:value-type="currency">
            <text:p>£0.80</text:p>
          </table:table-cell>
          <table:table-cell table:formula="of:=[.I3]&lt;[.E3]" office:value-type="boolean" office:boolean-value="false" calcext:value-type="boolean">
            <text:p>FALSE</text:p>
          </table:table-cell>
          <table:table-cell table:formula="of:=AND([.L3];[.K3]&gt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0.05" calcext:value-type="percentage">
            <text:p>5%</text:p>
          </table:table-cell>
          <table:table-cell table:style-name="ce2" table:formula="of:=8*[.A4]*(1-[.B4])" office:value-type="currency" office:currency="GBP" office:value="15.2" calcext:value-type="currency">
            <text:p>£15.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E4]; [.$A$2:.$C$7]; 3) + VLOOKUP([.F4];[.$A$2:.$C$7]; 3)" office:value-type="currency" office:currency="GBP" office:value="23.2" calcext:value-type="currency">
            <text:p>£23.20</text:p>
          </table:table-cell>
          <table:table-cell table:formula="of:=[.E4]-1" office:value-type="float" office:value="1" calcext:value-type="float">
            <text:p>1</text:p>
          </table:table-cell>
          <table:table-cell table:formula="of:=[.F4]+1" office:value-type="float" office:value="2" calcext:value-type="float">
            <text:p>2</text:p>
          </table:table-cell>
          <table:table-cell table:formula="of:=VLOOKUP([.H4]; [.$A$2:.$C$7]; 3) + VLOOKUP([.I4];[.$A$2:.$C$7]; 3)" office:value-type="currency" office:currency="GBP" office:value="23.2" calcext:value-type="currency">
            <text:p>£23.20</text:p>
          </table:table-cell>
          <table:table-cell table:formula="of:=[.G4]-[.J4]" office:value-type="currency" office:currency="GBP" office:value="0" calcext:value-type="currency">
            <text:p>£0.00</text:p>
          </table:table-cell>
          <table:table-cell table:formula="of:=[.I4]&lt;[.E4]" office:value-type="boolean" office:boolean-value="false" calcext:value-type="boolean">
            <text:p>FALSE</text:p>
          </table:table-cell>
          <table:table-cell table:formula="of:=AND([.L4];[.K4]&gt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table:formula="of:=8*[.A5]*(1-[.B5])" office:value-type="currency" office:currency="GBP" office:value="21.6" calcext:value-type="currency">
            <text:p>£21.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E5]; [.$A$2:.$C$7]; 3) + VLOOKUP([.F5];[.$A$2:.$C$7]; 3)" office:value-type="currency" office:currency="GBP" office:value="29.6" calcext:value-type="currency">
            <text:p>£29.60</text:p>
          </table:table-cell>
          <table:table-cell table:formula="of:=[.E5]-1" office:value-type="float" office:value="2" calcext:value-type="float">
            <text:p>2</text:p>
          </table:table-cell>
          <table:table-cell table:formula="of:=[.F5]+1" office:value-type="float" office:value="2" calcext:value-type="float">
            <text:p>2</text:p>
          </table:table-cell>
          <table:table-cell table:formula="of:=VLOOKUP([.H5]; [.$A$2:.$C$7]; 3) + VLOOKUP([.I5];[.$A$2:.$C$7]; 3)" office:value-type="currency" office:currency="GBP" office:value="30.4" calcext:value-type="currency">
            <text:p>£30.40</text:p>
          </table:table-cell>
          <table:table-cell table:formula="of:=[.G5]-[.J5]" office:value-type="currency" office:currency="GBP" office:value="-0.799999999999997" calcext:value-type="currency">
            <text:p>-£0.80</text:p>
          </table:table-cell>
          <table:table-cell table:formula="of:=[.I5]&lt;[.E5]" office:value-type="boolean" office:boolean-value="true" calcext:value-type="boolean">
            <text:p>TRUE</text:p>
          </table:table-cell>
          <table:table-cell table:formula="of:=AND([.L5];[.K5]&gt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table:formula="of:=8*[.A6]*(1-[.B6])" office:value-type="currency" office:currency="GBP" office:value="25.6" calcext:value-type="currency">
            <text:p>£25.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E6]; [.$A$2:.$C$7]; 3) + VLOOKUP([.F6];[.$A$2:.$C$7]; 3)" office:value-type="currency" office:currency="GBP" office:value="33.6" calcext:value-type="currency">
            <text:p>£33.60</text:p>
          </table:table-cell>
          <table:table-cell table:formula="of:=[.E6]-1" office:value-type="float" office:value="3" calcext:value-type="float">
            <text:p>3</text:p>
          </table:table-cell>
          <table:table-cell table:formula="of:=[.F6]+1" office:value-type="float" office:value="2" calcext:value-type="float">
            <text:p>2</text:p>
          </table:table-cell>
          <table:table-cell table:formula="of:=VLOOKUP([.H6]; [.$A$2:.$C$7]; 3) + VLOOKUP([.I6];[.$A$2:.$C$7]; 3)" office:value-type="currency" office:currency="GBP" office:value="36.8" calcext:value-type="currency">
            <text:p>£36.80</text:p>
          </table:table-cell>
          <table:table-cell table:formula="of:=[.G6]-[.J6]" office:value-type="currency" office:currency="GBP" office:value="-3.2" calcext:value-type="currency">
            <text:p>-£3.20</text:p>
          </table:table-cell>
          <table:table-cell table:formula="of:=[.I6]&lt;[.E6]" office:value-type="boolean" office:boolean-value="true" calcext:value-type="boolean">
            <text:p>TRUE</text:p>
          </table:table-cell>
          <table:table-cell table:formula="of:=AND([.L6];[.K6]&gt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0.25" calcext:value-type="percentage">
            <text:p>25%</text:p>
          </table:table-cell>
          <table:table-cell table:style-name="ce2" table:formula="of:=8*[.A7]*(1-[.B7])" office:value-type="currency" office:currency="GBP" office:value="30" calcext:value-type="currency">
            <text:p>£30.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E7]; [.$A$2:.$C$7]; 3) + VLOOKUP([.F7];[.$A$2:.$C$7]; 3)" office:value-type="currency" office:currency="GBP" office:value="38" calcext:value-type="currency">
            <text:p>£38.00</text:p>
          </table:table-cell>
          <table:table-cell table:formula="of:=[.E7]-1" office:value-type="float" office:value="4" calcext:value-type="float">
            <text:p>4</text:p>
          </table:table-cell>
          <table:table-cell table:formula="of:=[.F7]+1" office:value-type="float" office:value="2" calcext:value-type="float">
            <text:p>2</text:p>
          </table:table-cell>
          <table:table-cell table:formula="of:=VLOOKUP([.H7]; [.$A$2:.$C$7]; 3) + VLOOKUP([.I7];[.$A$2:.$C$7]; 3)" office:value-type="currency" office:currency="GBP" office:value="40.8" calcext:value-type="currency">
            <text:p>£40.80</text:p>
          </table:table-cell>
          <table:table-cell table:formula="of:=[.G7]-[.J7]" office:value-type="currency" office:currency="GBP" office:value="-2.8" calcext:value-type="currency">
            <text:p>-£2.80</text:p>
          </table:table-cell>
          <table:table-cell table:formula="of:=[.I7]&lt;[.E7]" office:value-type="boolean" office:boolean-value="true" calcext:value-type="boolean">
            <text:p>TRUE</text:p>
          </table:table-cell>
          <table:table-cell table:formula="of:=AND([.L7];[.K7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E8]; [.$A$2:.$C$7]; 3) + VLOOKUP([.F8];[.$A$2:.$C$7]; 3)" office:value-type="currency" office:currency="GBP" office:value="23.2" calcext:value-type="currency">
            <text:p>£23.20</text:p>
          </table:table-cell>
          <table:table-cell table:formula="of:=[.E8]-1" office:value-type="float" office:value="0" calcext:value-type="float">
            <text:p>0</text:p>
          </table:table-cell>
          <table:table-cell table:formula="of:=[.F8]+1" office:value-type="float" office:value="3" calcext:value-type="float">
            <text:p>3</text:p>
          </table:table-cell>
          <table:table-cell table:formula="of:=VLOOKUP([.H8]; [.$A$2:.$C$7]; 3) + VLOOKUP([.I8];[.$A$2:.$C$7]; 3)" office:value-type="currency" office:currency="GBP" office:value="21.6" calcext:value-type="currency">
            <text:p>£21.60</text:p>
          </table:table-cell>
          <table:table-cell table:formula="of:=[.G8]-[.J8]" office:value-type="currency" office:currency="GBP" office:value="1.6" calcext:value-type="currency">
            <text:p>£1.60</text:p>
          </table:table-cell>
          <table:table-cell table:formula="of:=[.I8]&lt;[.E8]" office:value-type="boolean" office:boolean-value="false" calcext:value-type="boolean">
            <text:p>FALSE</text:p>
          </table:table-cell>
          <table:table-cell table:formula="of:=AND([.L8];[.K8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VLOOKUP([.E9]; [.$A$2:.$C$7]; 3) + VLOOKUP([.F9];[.$A$2:.$C$7]; 3)" office:value-type="currency" office:currency="GBP" office:value="30.4" calcext:value-type="currency">
            <text:p>£30.40</text:p>
          </table:table-cell>
          <table:table-cell table:formula="of:=[.E9]-1" office:value-type="float" office:value="1" calcext:value-type="float">
            <text:p>1</text:p>
          </table:table-cell>
          <table:table-cell table:formula="of:=[.F9]+1" office:value-type="float" office:value="3" calcext:value-type="float">
            <text:p>3</text:p>
          </table:table-cell>
          <table:table-cell table:formula="of:=VLOOKUP([.H9]; [.$A$2:.$C$7]; 3) + VLOOKUP([.I9];[.$A$2:.$C$7]; 3)" office:value-type="currency" office:currency="GBP" office:value="29.6" calcext:value-type="currency">
            <text:p>£29.60</text:p>
          </table:table-cell>
          <table:table-cell table:formula="of:=[.G9]-[.J9]" office:value-type="currency" office:currency="GBP" office:value="0.799999999999997" calcext:value-type="currency">
            <text:p>£0.80</text:p>
          </table:table-cell>
          <table:table-cell table:formula="of:=[.I9]&lt;[.E9]" office:value-type="boolean" office:boolean-value="false" calcext:value-type="boolean">
            <text:p>FALSE</text:p>
          </table:table-cell>
          <table:table-cell table:formula="of:=AND([.L9];[.K9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E10]; [.$A$2:.$C$7]; 3) + VLOOKUP([.F10];[.$A$2:.$C$7]; 3)" office:value-type="currency" office:currency="GBP" office:value="36.8" calcext:value-type="currency">
            <text:p>£36.80</text:p>
          </table:table-cell>
          <table:table-cell table:formula="of:=[.E10]-1" office:value-type="float" office:value="2" calcext:value-type="float">
            <text:p>2</text:p>
          </table:table-cell>
          <table:table-cell table:formula="of:=[.F10]+1" office:value-type="float" office:value="3" calcext:value-type="float">
            <text:p>3</text:p>
          </table:table-cell>
          <table:table-cell table:formula="of:=VLOOKUP([.H10]; [.$A$2:.$C$7]; 3) + VLOOKUP([.I10];[.$A$2:.$C$7]; 3)" office:value-type="currency" office:currency="GBP" office:value="36.8" calcext:value-type="currency">
            <text:p>£36.80</text:p>
          </table:table-cell>
          <table:table-cell table:formula="of:=[.G10]-[.J10]" office:value-type="currency" office:currency="GBP" office:value="0" calcext:value-type="currency">
            <text:p>£0.00</text:p>
          </table:table-cell>
          <table:table-cell table:formula="of:=[.I10]&lt;[.E10]" office:value-type="boolean" office:boolean-value="false" calcext:value-type="boolean">
            <text:p>FALSE</text:p>
          </table:table-cell>
          <table:table-cell table:formula="of:=AND([.L10];[.K10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E11]; [.$A$2:.$C$7]; 3) + VLOOKUP([.F11];[.$A$2:.$C$7]; 3)" office:value-type="currency" office:currency="GBP" office:value="40.8" calcext:value-type="currency">
            <text:p>£40.80</text:p>
          </table:table-cell>
          <table:table-cell table:formula="of:=[.E11]-1" office:value-type="float" office:value="3" calcext:value-type="float">
            <text:p>3</text:p>
          </table:table-cell>
          <table:table-cell table:formula="of:=[.F11]+1" office:value-type="float" office:value="3" calcext:value-type="float">
            <text:p>3</text:p>
          </table:table-cell>
          <table:table-cell table:formula="of:=VLOOKUP([.H11]; [.$A$2:.$C$7]; 3) + VLOOKUP([.I11];[.$A$2:.$C$7]; 3)" office:value-type="currency" office:currency="GBP" office:value="43.2" calcext:value-type="currency">
            <text:p>£43.20</text:p>
          </table:table-cell>
          <table:table-cell table:formula="of:=[.G11]-[.J11]" office:value-type="currency" office:currency="GBP" office:value="-2.40000000000001" calcext:value-type="currency">
            <text:p>-£2.40</text:p>
          </table:table-cell>
          <table:table-cell table:formula="of:=[.I11]&lt;[.E11]" office:value-type="boolean" office:boolean-value="true" calcext:value-type="boolean">
            <text:p>TRUE</text:p>
          </table:table-cell>
          <table:table-cell table:formula="of:=AND([.L11];[.K11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E12]; [.$A$2:.$C$7]; 3) + VLOOKUP([.F12];[.$A$2:.$C$7]; 3)" office:value-type="currency" office:currency="GBP" office:value="45.2" calcext:value-type="currency">
            <text:p>£45.20</text:p>
          </table:table-cell>
          <table:table-cell table:formula="of:=[.E12]-1" office:value-type="float" office:value="4" calcext:value-type="float">
            <text:p>4</text:p>
          </table:table-cell>
          <table:table-cell table:formula="of:=[.F12]+1" office:value-type="float" office:value="3" calcext:value-type="float">
            <text:p>3</text:p>
          </table:table-cell>
          <table:table-cell table:formula="of:=VLOOKUP([.H12]; [.$A$2:.$C$7]; 3) + VLOOKUP([.I12];[.$A$2:.$C$7]; 3)" office:value-type="currency" office:currency="GBP" office:value="47.2" calcext:value-type="currency">
            <text:p>£47.20</text:p>
          </table:table-cell>
          <table:table-cell table:formula="of:=[.G12]-[.J12]" office:value-type="currency" office:currency="GBP" office:value="-2" calcext:value-type="currency">
            <text:p>-£2.00</text:p>
          </table:table-cell>
          <table:table-cell table:formula="of:=[.I12]&lt;[.E12]" office:value-type="boolean" office:boolean-value="true" calcext:value-type="boolean">
            <text:p>TRUE</text:p>
          </table:table-cell>
          <table:table-cell table:formula="of:=AND([.L12];[.K12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E13]; [.$A$2:.$C$7]; 3) + VLOOKUP([.F13];[.$A$2:.$C$7]; 3)" office:value-type="currency" office:currency="GBP" office:value="29.6" calcext:value-type="currency">
            <text:p>£29.60</text:p>
          </table:table-cell>
          <table:table-cell table:formula="of:=[.E13]-1" office:value-type="float" office:value="0" calcext:value-type="float">
            <text:p>0</text:p>
          </table:table-cell>
          <table:table-cell table:formula="of:=[.F13]+1" office:value-type="float" office:value="4" calcext:value-type="float">
            <text:p>4</text:p>
          </table:table-cell>
          <table:table-cell table:formula="of:=VLOOKUP([.H13]; [.$A$2:.$C$7]; 3) + VLOOKUP([.I13];[.$A$2:.$C$7]; 3)" office:value-type="currency" office:currency="GBP" office:value="25.6" calcext:value-type="currency">
            <text:p>£25.60</text:p>
          </table:table-cell>
          <table:table-cell table:formula="of:=[.G13]-[.J13]" office:value-type="currency" office:currency="GBP" office:value="4" calcext:value-type="currency">
            <text:p>£4.00</text:p>
          </table:table-cell>
          <table:table-cell table:formula="of:=[.I13]&lt;[.E13]" office:value-type="boolean" office:boolean-value="false" calcext:value-type="boolean">
            <text:p>FALSE</text:p>
          </table:table-cell>
          <table:table-cell table:formula="of:=AND([.L13];[.K13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E14]; [.$A$2:.$C$7]; 3) + VLOOKUP([.F14];[.$A$2:.$C$7]; 3)" office:value-type="currency" office:currency="GBP" office:value="36.8" calcext:value-type="currency">
            <text:p>£36.80</text:p>
          </table:table-cell>
          <table:table-cell table:formula="of:=[.E14]-1" office:value-type="float" office:value="1" calcext:value-type="float">
            <text:p>1</text:p>
          </table:table-cell>
          <table:table-cell table:formula="of:=[.F14]+1" office:value-type="float" office:value="4" calcext:value-type="float">
            <text:p>4</text:p>
          </table:table-cell>
          <table:table-cell table:formula="of:=VLOOKUP([.H14]; [.$A$2:.$C$7]; 3) + VLOOKUP([.I14];[.$A$2:.$C$7]; 3)" office:value-type="currency" office:currency="GBP" office:value="33.6" calcext:value-type="currency">
            <text:p>£33.60</text:p>
          </table:table-cell>
          <table:table-cell table:formula="of:=[.G14]-[.J14]" office:value-type="currency" office:currency="GBP" office:value="3.2" calcext:value-type="currency">
            <text:p>£3.20</text:p>
          </table:table-cell>
          <table:table-cell table:formula="of:=[.I14]&lt;[.E14]" office:value-type="boolean" office:boolean-value="false" calcext:value-type="boolean">
            <text:p>FALSE</text:p>
          </table:table-cell>
          <table:table-cell table:formula="of:=AND([.L14];[.K14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VLOOKUP([.E15]; [.$A$2:.$C$7]; 3) + VLOOKUP([.F15];[.$A$2:.$C$7]; 3)" office:value-type="currency" office:currency="GBP" office:value="43.2" calcext:value-type="currency">
            <text:p>£43.20</text:p>
          </table:table-cell>
          <table:table-cell table:formula="of:=[.E15]-1" office:value-type="float" office:value="2" calcext:value-type="float">
            <text:p>2</text:p>
          </table:table-cell>
          <table:table-cell table:formula="of:=[.F15]+1" office:value-type="float" office:value="4" calcext:value-type="float">
            <text:p>4</text:p>
          </table:table-cell>
          <table:table-cell table:formula="of:=VLOOKUP([.H15]; [.$A$2:.$C$7]; 3) + VLOOKUP([.I15];[.$A$2:.$C$7]; 3)" office:value-type="currency" office:currency="GBP" office:value="40.8" calcext:value-type="currency">
            <text:p>£40.80</text:p>
          </table:table-cell>
          <table:table-cell table:formula="of:=[.G15]-[.J15]" office:value-type="currency" office:currency="GBP" office:value="2.40000000000001" calcext:value-type="currency">
            <text:p>£2.40</text:p>
          </table:table-cell>
          <table:table-cell table:formula="of:=[.I15]&lt;[.E15]" office:value-type="boolean" office:boolean-value="false" calcext:value-type="boolean">
            <text:p>FALSE</text:p>
          </table:table-cell>
          <table:table-cell table:formula="of:=AND([.L15];[.K15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E16]; [.$A$2:.$C$7]; 3) + VLOOKUP([.F16];[.$A$2:.$C$7]; 3)" office:value-type="currency" office:currency="GBP" office:value="47.2" calcext:value-type="currency">
            <text:p>£47.20</text:p>
          </table:table-cell>
          <table:table-cell table:formula="of:=[.E16]-1" office:value-type="float" office:value="3" calcext:value-type="float">
            <text:p>3</text:p>
          </table:table-cell>
          <table:table-cell table:formula="of:=[.F16]+1" office:value-type="float" office:value="4" calcext:value-type="float">
            <text:p>4</text:p>
          </table:table-cell>
          <table:table-cell table:formula="of:=VLOOKUP([.H16]; [.$A$2:.$C$7]; 3) + VLOOKUP([.I16];[.$A$2:.$C$7]; 3)" office:value-type="currency" office:currency="GBP" office:value="47.2" calcext:value-type="currency">
            <text:p>£47.20</text:p>
          </table:table-cell>
          <table:table-cell table:formula="of:=[.G16]-[.J16]" office:value-type="currency" office:currency="GBP" office:value="0" calcext:value-type="currency">
            <text:p>£0.00</text:p>
          </table:table-cell>
          <table:table-cell table:formula="of:=[.I16]&lt;[.E16]" office:value-type="boolean" office:boolean-value="false" calcext:value-type="boolean">
            <text:p>FALSE</text:p>
          </table:table-cell>
          <table:table-cell table:formula="of:=AND([.L16];[.K16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E17]; [.$A$2:.$C$7]; 3) + VLOOKUP([.F17];[.$A$2:.$C$7]; 3)" office:value-type="currency" office:currency="GBP" office:value="51.6" calcext:value-type="currency">
            <text:p>£51.60</text:p>
          </table:table-cell>
          <table:table-cell table:formula="of:=[.E17]-1" office:value-type="float" office:value="4" calcext:value-type="float">
            <text:p>4</text:p>
          </table:table-cell>
          <table:table-cell table:formula="of:=[.F17]+1" office:value-type="float" office:value="4" calcext:value-type="float">
            <text:p>4</text:p>
          </table:table-cell>
          <table:table-cell table:formula="of:=VLOOKUP([.H17]; [.$A$2:.$C$7]; 3) + VLOOKUP([.I17];[.$A$2:.$C$7]; 3)" office:value-type="currency" office:currency="GBP" office:value="51.2" calcext:value-type="currency">
            <text:p>£51.20</text:p>
          </table:table-cell>
          <table:table-cell table:formula="of:=[.G17]-[.J17]" office:value-type="currency" office:currency="GBP" office:value="0.399999999999999" calcext:value-type="currency">
            <text:p>£0.40</text:p>
          </table:table-cell>
          <table:table-cell table:formula="of:=[.I17]&lt;[.E17]" office:value-type="boolean" office:boolean-value="true" calcext:value-type="boolean">
            <text:p>TRUE</text:p>
          </table:table-cell>
          <table:table-cell table:formula="of:=AND([.L17];[.K17]&gt;0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E18]; [.$A$2:.$C$7]; 3) + VLOOKUP([.F18];[.$A$2:.$C$7]; 3)" office:value-type="currency" office:currency="GBP" office:value="33.6" calcext:value-type="currency">
            <text:p>£33.60</text:p>
          </table:table-cell>
          <table:table-cell table:formula="of:=[.E18]-1" office:value-type="float" office:value="0" calcext:value-type="float">
            <text:p>0</text:p>
          </table:table-cell>
          <table:table-cell table:formula="of:=[.F18]+1" office:value-type="float" office:value="5" calcext:value-type="float">
            <text:p>5</text:p>
          </table:table-cell>
          <table:table-cell table:formula="of:=VLOOKUP([.H18]; [.$A$2:.$C$7]; 3) + VLOOKUP([.I18];[.$A$2:.$C$7]; 3)" office:value-type="currency" office:currency="GBP" office:value="30" calcext:value-type="currency">
            <text:p>£30.00</text:p>
          </table:table-cell>
          <table:table-cell table:formula="of:=[.G18]-[.J18]" office:value-type="currency" office:currency="GBP" office:value="3.6" calcext:value-type="currency">
            <text:p>£3.60</text:p>
          </table:table-cell>
          <table:table-cell table:formula="of:=[.I18]&lt;[.E18]" office:value-type="boolean" office:boolean-value="false" calcext:value-type="boolean">
            <text:p>FALSE</text:p>
          </table:table-cell>
          <table:table-cell table:formula="of:=AND([.L18];[.K18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E19]; [.$A$2:.$C$7]; 3) + VLOOKUP([.F19];[.$A$2:.$C$7]; 3)" office:value-type="currency" office:currency="GBP" office:value="40.8" calcext:value-type="currency">
            <text:p>£40.80</text:p>
          </table:table-cell>
          <table:table-cell table:formula="of:=[.E19]-1" office:value-type="float" office:value="1" calcext:value-type="float">
            <text:p>1</text:p>
          </table:table-cell>
          <table:table-cell table:formula="of:=[.F19]+1" office:value-type="float" office:value="5" calcext:value-type="float">
            <text:p>5</text:p>
          </table:table-cell>
          <table:table-cell table:formula="of:=VLOOKUP([.H19]; [.$A$2:.$C$7]; 3) + VLOOKUP([.I19];[.$A$2:.$C$7]; 3)" office:value-type="currency" office:currency="GBP" office:value="38" calcext:value-type="currency">
            <text:p>£38.00</text:p>
          </table:table-cell>
          <table:table-cell table:formula="of:=[.G19]-[.J19]" office:value-type="currency" office:currency="GBP" office:value="2.8" calcext:value-type="currency">
            <text:p>£2.80</text:p>
          </table:table-cell>
          <table:table-cell table:formula="of:=[.I19]&lt;[.E19]" office:value-type="boolean" office:boolean-value="false" calcext:value-type="boolean">
            <text:p>FALSE</text:p>
          </table:table-cell>
          <table:table-cell table:formula="of:=AND([.L19];[.K19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E20]; [.$A$2:.$C$7]; 3) + VLOOKUP([.F20];[.$A$2:.$C$7]; 3)" office:value-type="currency" office:currency="GBP" office:value="47.2" calcext:value-type="currency">
            <text:p>£47.20</text:p>
          </table:table-cell>
          <table:table-cell table:formula="of:=[.E20]-1" office:value-type="float" office:value="2" calcext:value-type="float">
            <text:p>2</text:p>
          </table:table-cell>
          <table:table-cell table:formula="of:=[.F20]+1" office:value-type="float" office:value="5" calcext:value-type="float">
            <text:p>5</text:p>
          </table:table-cell>
          <table:table-cell table:formula="of:=VLOOKUP([.H20]; [.$A$2:.$C$7]; 3) + VLOOKUP([.I20];[.$A$2:.$C$7]; 3)" office:value-type="currency" office:currency="GBP" office:value="45.2" calcext:value-type="currency">
            <text:p>£45.20</text:p>
          </table:table-cell>
          <table:table-cell table:formula="of:=[.G20]-[.J20]" office:value-type="currency" office:currency="GBP" office:value="2" calcext:value-type="currency">
            <text:p>£2.00</text:p>
          </table:table-cell>
          <table:table-cell table:formula="of:=[.I20]&lt;[.E20]" office:value-type="boolean" office:boolean-value="false" calcext:value-type="boolean">
            <text:p>FALSE</text:p>
          </table:table-cell>
          <table:table-cell table:formula="of:=AND([.L20];[.K20]&gt;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formula="of:=VLOOKUP([.E21]; [.$A$2:.$C$7]; 3) + VLOOKUP([.F21];[.$A$2:.$C$7]; 3)" office:value-type="currency" office:currency="GBP" office:value="51.2" calcext:value-type="currency">
            <text:p>£51.20</text:p>
          </table:table-cell>
          <table:table-cell table:formula="of:=[.E21]-1" office:value-type="float" office:value="3" calcext:value-type="float">
            <text:p>3</text:p>
          </table:table-cell>
          <table:table-cell table:formula="of:=[.F21]+1" office:value-type="float" office:value="5" calcext:value-type="float">
            <text:p>5</text:p>
          </table:table-cell>
          <table:table-cell table:formula="of:=VLOOKUP([.H21]; [.$A$2:.$C$7]; 3) + VLOOKUP([.I21];[.$A$2:.$C$7]; 3)" office:value-type="currency" office:currency="GBP" office:value="51.6" calcext:value-type="currency">
            <text:p>£51.60</text:p>
          </table:table-cell>
          <table:table-cell table:formula="of:=[.G21]-[.J21]" office:value-type="currency" office:currency="GBP" office:value="-0.399999999999999" calcext:value-type="currency">
            <text:p>-£0.40</text:p>
          </table:table-cell>
          <table:table-cell table:formula="of:=[.I21]&lt;[.E21]" office:value-type="boolean" office:boolean-value="false" calcext:value-type="boolean">
            <text:p>FALSE</text:p>
          </table:table-cell>
          <table:table-cell table:formula="of:=AND([.L21];[.K21]&gt;0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22:52:47.544309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0:12:06.460830372</meta:creation-date>
    <dc:date>2014-12-03T23:10:22.241017456</dc:date>
    <meta:editing-duration>PT1H38M51S</meta:editing-duration>
    <meta:editing-cycles>6</meta:editing-cycles>
    <meta:generator>LibreOffice/4.3.2.2.0$Linux_X86_64 LibreOffice_project/430m0$Build-2</meta:generator>
    <meta:document-statistic meta:table-count="2" meta:cell-count="269" meta:object-count="0"/>
  </office:meta>
</office:document-meta>
</file>